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ffffa6" draw:textarea-horizontal-align="justify" draw:textarea-vertical-align="middle" draw:auto-grow-height="false" fo:min-height="0cm" fo:min-width="0.3cm"/>
    </style:style>
    <style:style style:name="gr3" style:family="graphic" style:parent-style-name="standard">
      <style:graphic-properties draw:stroke="none" draw:fill-color="#ffffa6" draw:textarea-horizontal-align="justify" draw:textarea-vertical-align="middle" draw:auto-grow-height="false" fo:min-height="3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3.75cm" fo:min-width="1.5cm" fo:padding-top="0.135cm" fo:padding-bottom="0.135cm" fo:padding-left="0.26cm" fo:padding-right="0.2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2cm" svg:stroke-color="#c9211e" draw:marker-start-width="0.23cm" draw:marker-end-width="0.23cm" draw:fill="none" draw:textarea-horizontal-align="justify" draw:textarea-vertical-align="middle" draw:auto-grow-height="false" fo:min-height="0cm" fo:min-width="1.48cm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7.49cm" fo:padding-top="0.135cm" fo:padding-bottom="0.135cm" fo:padding-left="0.26cm" fo:padding-right="0.26cm"/>
    </style:style>
    <style:style style:name="gr13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8cm" fo:padding-top="0cm" fo:padding-bottom="0cm" fo:padding-left="0cm" fo:padding-right="0cm"/>
      <style:paragraph-properties style:writing-mode="lr-tb"/>
    </style:style>
    <style:style style:name="gr15" style:family="graphic">
      <style:graphic-properties style:writing-mode="lr-tb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96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color="#000000" draw:marker-end="Arrowheads_20_2" draw:fill="none" draw:textarea-vertical-align="middle"/>
    </style:style>
    <style:style style:name="gr20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4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3cm"/>
    </style:style>
    <style:style style:name="gr32" style:family="graphic" style:parent-style-name="standard">
      <style:graphic-properties svg:stroke-color="#ff0000" draw:fill="none" draw:textarea-horizontal-align="justify" draw:textarea-vertical-align="middle" draw:auto-grow-height="false" fo:min-height="0.55cm" fo:min-width="4.3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9.9cm"/>
    </style:style>
    <style:style style:name="gr34" style:family="graphic" style:parent-style-name="objectwithoutfill">
      <style:graphic-properties svg:stroke-color="#000000" draw:marker-end="Arrowheads_20_5" draw:fill="none" draw:textarea-vertical-align="middle"/>
    </style:style>
    <style:style style:name="gr35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text-properties fo:color="#2a6099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2cm" svg:x="7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2cm" svg:x="5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2cm" svg:x="12.2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cm" svg:x="3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cm" svg:x="1.8cm" svg:y="2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4" draw:layer="layout" svg:width="0.391cm" svg:height="0.395cm" svg:x="19.702cm" svg:y="0.602cm">
          <draw:text-box>
            <text:p><text:span text:style-name="T2">10</text:span></text:p>
          </draw:text-box>
        </draw:frame>
        <draw:custom-shape draw:style-name="gr6" draw:text-style-name="P5" draw:layer="layout" svg:width="2cm" svg:height="4cm" svg:x="1.8cm" svg:y="2.2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cm" svg:y1="2.2cm" svg:x2="2cm" svg:y2="6.2cm">
          <text:p/>
        </draw:line>
        <draw:line draw:style-name="gr7" draw:text-style-name="P5" draw:layer="layout" svg:x1="3.6cm" svg:y1="2.2cm" svg:x2="3.6cm" svg:y2="6.2cm">
          <text:p/>
        </draw:line>
        <draw:frame draw:style-name="gr8" draw:text-style-name="P4" draw:layer="layout" svg:width="0.84cm" svg:height="0.395cm" svg:x="2.403cm" svg:y="6.203cm">
          <draw:text-box>
            <text:p><text:span text:style-name="T2">index</text:span></text:p>
          </draw:text-box>
        </draw:frame>
        <draw:polyline draw:style-name="gr9" draw:text-style-name="P5" draw:layer="layout" svg:width="0.399cm" svg:height="0.199cm" draw:transform="rotate (-3.14159265358979) translate (2.3cm 6.4cm)" svg:viewBox="0 0 400 200" draw:points="0,0 400,0 400,200">
          <text:p/>
        </draw:polyline>
        <draw:polyline draw:style-name="gr9" draw:text-style-name="P5" draw:layer="layout" svg:width="0.394cm" svg:height="0.199cm" draw:transform="rotate (-3.14159265358979) translate (3.695cm 6.401cm)" svg:viewBox="0 0 395 200" draw:points="395,1 0,0 0,200">
          <text:p/>
        </draw:polyline>
        <draw:frame draw:style-name="gr10" draw:text-style-name="P4" draw:layer="layout" svg:width="4.257cm" svg:height="0.395cm" svg:x="1.704cm" svg:y="1.204cm">
          <draw:text-box>
            <text:p><text:span text:style-name="T2">codeword of outer code <text:s text:c="4"/>:</text:span></text:p>
          </draw:text-box>
        </draw:frame>
        <draw:line draw:style-name="gr9" draw:text-style-name="P5" draw:layer="layout" svg:x1="2.1cm" svg:y1="1.9cm" svg:x2="2.1cm" svg:y2="2.2cm">
          <text:p/>
        </draw:line>
        <draw:custom-shape draw:style-name="gr11" draw:text-style-name="P5" draw:layer="layout" svg:width="2cm" svg:height="0.1cm" svg:x="1.8cm" svg:y="2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cm" svg:height="0.2cm" svg:x="5cm" svg:y="2.6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8cm" svg:y1="2.6cm" svg:x2="5.8cm" svg:y2="2.8cm">
          <text:p/>
        </draw:line>
        <draw:line draw:style-name="gr7" draw:text-style-name="P5" draw:layer="layout" svg:x1="12.2cm" svg:y1="2.6cm" svg:x2="12.2cm" svg:y2="2.8cm">
          <text:p/>
        </draw:line>
        <draw:custom-shape draw:style-name="gr1" draw:text-style-name="P1" draw:layer="layout" svg:width="0.1cm" svg:height="0.1cm" svg:x="2.1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2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4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5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6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7cm" svg:y="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9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1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2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4cm" svg:y="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5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1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3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5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6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7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8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9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1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2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3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4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3.5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1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5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1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3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5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6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0.1cm" svg:x="2.7cm" svg:y="4.5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5.4cm" svg:y1="2.6cm" svg:x2="5.4cm" svg:y2="2.8cm">
          <text:p/>
        </draw:line>
        <draw:line draw:style-name="gr13" draw:text-style-name="P5" draw:layer="layout" svg:x1="6.2cm" svg:y1="2.6cm" svg:x2="6.2cm" svg:y2="2.8cm">
          <text:p/>
        </draw:line>
        <draw:line draw:style-name="gr13" draw:text-style-name="P5" draw:layer="layout" svg:x1="6.6cm" svg:y1="2.6cm" svg:x2="6.6cm" svg:y2="2.8cm">
          <text:p/>
        </draw:line>
        <draw:line draw:style-name="gr13" draw:text-style-name="P5" draw:layer="layout" svg:x1="7cm" svg:y1="2.6cm" svg:x2="7cm" svg:y2="2.8cm">
          <text:p/>
        </draw:line>
        <draw:line draw:style-name="gr13" draw:text-style-name="P5" draw:layer="layout" svg:x1="9cm" svg:y1="2.6cm" svg:x2="9cm" svg:y2="2.8cm">
          <text:p/>
        </draw:line>
        <draw:line draw:style-name="gr13" draw:text-style-name="P5" draw:layer="layout" svg:x1="9.4cm" svg:y1="2.6cm" svg:x2="9.4cm" svg:y2="2.8cm">
          <text:p/>
        </draw:line>
        <draw:line draw:style-name="gr13" draw:text-style-name="P5" draw:layer="layout" svg:x1="7.4cm" svg:y1="2.6cm" svg:x2="7.4cm" svg:y2="2.8cm">
          <text:p/>
        </draw:line>
        <draw:line draw:style-name="gr13" draw:text-style-name="P5" draw:layer="layout" svg:x1="11cm" svg:y1="2.6cm" svg:x2="11cm" svg:y2="2.8cm">
          <text:p/>
        </draw:line>
        <draw:line draw:style-name="gr13" draw:text-style-name="P5" draw:layer="layout" svg:x1="11.4cm" svg:y1="2.6cm" svg:x2="11.4cm" svg:y2="2.8cm">
          <text:p/>
        </draw:line>
        <draw:line draw:style-name="gr13" draw:text-style-name="P5" draw:layer="layout" svg:x1="11.8cm" svg:y1="2.6cm" svg:x2="11.8cm" svg:y2="2.8cm">
          <text:p/>
        </draw:line>
        <draw:line draw:style-name="gr13" draw:text-style-name="P5" draw:layer="layout" svg:x1="12.6cm" svg:y1="2.6cm" svg:x2="12.6cm" svg:y2="2.8cm">
          <text:p/>
        </draw:line>
        <draw:line draw:style-name="gr13" draw:text-style-name="P5" draw:layer="layout" svg:x1="8.6cm" svg:y1="2.6cm" svg:x2="8.6cm" svg:y2="2.8cm">
          <text:p/>
        </draw:line>
        <draw:line draw:style-name="gr13" draw:text-style-name="P5" draw:layer="layout" svg:x1="9.8cm" svg:y1="2.6cm" svg:x2="9.8cm" svg:y2="2.8cm">
          <text:p/>
        </draw:line>
        <draw:frame draw:style-name="gr14" draw:text-style-name="P4" draw:layer="layout" svg:width="2.58cm" svg:height="0.395cm" svg:x="7.703cm" svg:y="2.103cm">
          <draw:text-box>
            <text:p><text:span text:style-name="T2">inner codewords</text:span></text:p>
          </draw:text-box>
        </draw:frame>
        <draw:g draw:style-name="gr15">
          <svg:title>TexMaths</svg:title>
          <svg:desc>10§display§\dots§svg§600§TRUE§</svg:desc>
          <draw:g>
            <draw:path draw:style-name="gr16" draw:text-style-name="P6" draw:layer="layout" svg:width="0.036cm" svg:height="0.036cm" svg:x="7.845cm" svg:y="2.673cm" svg:viewBox="0 0 37 37" svg:d="M37 19c0-11-8-19-18-19s-19 9-19 19c0 11 9 18 19 18s18-8 18-18z">
              <text:p/>
            </draw:path>
            <draw:path draw:style-name="gr16" draw:text-style-name="P6" draw:layer="layout" svg:width="0.036cm" svg:height="0.036cm" svg:x="8.001cm" svg:y="2.673cm" svg:viewBox="0 0 37 37" svg:d="M37 19c0-11-7-19-18-19-10 0-19 9-19 19 0 11 9 18 19 18 11 0 18-8 18-18z">
              <text:p/>
            </draw:path>
            <draw:path draw:style-name="gr16" draw:text-style-name="P6" draw:layer="layout" svg:width="0.036cm" svg:height="0.036cm" svg:x="8.157cm" svg:y="2.673cm" svg:viewBox="0 0 37 37" svg:d="M37 19c0-11-9-19-19-19s-18 9-18 19c0 11 8 18 18 18s19-8 19-18z">
              <text:p/>
            </draw:path>
          </draw:g>
        </draw:g>
        <draw:g draw:style-name="gr15">
          <svg:title>TexMaths</svg:title>
          <svg:desc>10§display§\dots§svg§600§TRUE§</svg:desc>
          <draw:g>
            <draw:path draw:style-name="gr16" draw:text-style-name="P6" draw:layer="layout" svg:width="0.036cm" svg:height="0.036cm" svg:x="10.246cm" svg:y="2.674cm" svg:viewBox="0 0 37 37" svg:d="M37 19c0-11-8-19-18-19s-19 9-19 19c0 11 9 18 19 18s18-8 18-18z">
              <text:p/>
            </draw:path>
            <draw:path draw:style-name="gr16" draw:text-style-name="P6" draw:layer="layout" svg:width="0.036cm" svg:height="0.036cm" svg:x="10.402cm" svg:y="2.674cm" svg:viewBox="0 0 37 37" svg:d="M37 19c0-11-7-19-18-19-10 0-19 9-19 19 0 11 9 18 19 18 11 0 18-8 18-18z">
              <text:p/>
            </draw:path>
            <draw:path draw:style-name="gr16" draw:text-style-name="P6" draw:layer="layout" svg:width="0.036cm" svg:height="0.036cm" svg:x="10.558cm" svg:y="2.674cm" svg:viewBox="0 0 37 37" svg:d="M37 19c0-11-9-19-19-19s-18 9-18 19c0 11 8 18 18 18s19-8 19-18z">
              <text:p/>
            </draw:path>
          </draw:g>
        </draw:g>
        <draw:frame draw:style-name="gr17" draw:text-style-name="P4" draw:layer="layout" svg:width="4.396cm" svg:height="0.395cm" svg:x="6.803cm" svg:y="1.804cm">
          <draw:text-box>
            <text:p><text:span text:style-name="T2">codewords of inner subcode</text:span></text:p>
          </draw:text-box>
        </draw:frame>
        <draw:polyline draw:style-name="gr18" draw:text-style-name="P5" draw:layer="layout" svg:width="1.299cm" svg:height="0.399cm" svg:x="5.4cm" svg:y="2cm" svg:viewBox="0 0 1300 400" draw:points="1300,0 0,0 0,400">
          <text:p/>
        </draw:polyline>
        <draw:polyline draw:style-name="gr18" draw:text-style-name="P5" draw:layer="layout" svg:width="1.299cm" svg:height="0.399cm" svg:x="11.3cm" svg:y="2cm" svg:viewBox="0 0 1300 400" draw:points="0,0 1300,0 1300,400">
          <text:p/>
        </draw:polyline>
        <draw:polyline draw:style-name="gr18" draw:text-style-name="P5" draw:layer="layout" svg:width="0.491cm" svg:height="0.715cm" draw:transform="rotate (-2.03453030904979) translate (5.86000345328887cm 2.48001900241422cm)" svg:viewBox="0 0 492 716" draw:points="492,716 268,716 0,179 134,0">
          <text:p/>
        </draw:polyline>
        <draw:polyline draw:style-name="gr18" draw:text-style-name="P5" draw:layer="layout" svg:width="0.491cm" svg:height="0.715cm" draw:transform="rotate (-2.03453030904979) translate (13.0600034532889cm 2.48001900241422cm)" svg:viewBox="0 0 492 716" draw:points="492,716 268,716 0,179 134,0">
          <text:p/>
        </draw:polyline>
        <draw:line draw:style-name="gr19" draw:text-style-name="P5" draw:layer="layout" svg:x1="3.8cm" svg:y1="2.644cm" svg:x2="5cm" svg:y2="2.644cm">
          <text:p/>
        </draw:line>
        <draw:line draw:style-name="gr20" draw:text-style-name="P5" draw:layer="layout" svg:x1="1.7cm" svg:y1="2.2cm" svg:x2="1.7cm" svg:y2="6.2cm">
          <text:p/>
        </draw:line>
        <draw:g draw:style-name="gr15">
          <svg:title>TexMaths</svg:title>
          <svg:desc>10§display§N_{\rm o}§svg§600§TRUE§</svg:desc>
          <draw:g>
            <draw:path draw:style-name="gr16" draw:text-style-name="P6" draw:layer="layout" svg:width="0.293cm" svg:height="0.237cm" svg:x="1.273cm" svg:y="4.074cm" svg:viewBox="0 0 294 238" svg:d="M250 37c4-14 10-25 38-26 2 0 6 0 6-7-1-1 0-4-4-4-12 0-24 1-36 1s-24-1-36-1c-2 0-6 0-6 7 0 4 4 4 6 4 20 0 24 8 24 15 0 1 0 7-1 8-13 51-26 103-38 154-26-60-52-121-78-181-2-7-3-7-11-7-16 0-32 0-47 0-7 0-10 0-10 7 0 4 3 4 10 4 1 0 24 0 24 3-16 62-31 125-47 187-4 14-10 25-38 26-2 0-6 1-6 7 0 3 1 4 4 4 11 0 24-1 35-1 12 0 25 1 37 1 1 0 6 0 6-7 0-3-3-4-7-4-21 0-23-8-23-15 0-3 0-4 1-8 15-61 30-123 46-184 2 2 2 3 4 6 29 68 58 137 87 205 2 6 3 7 7 7 3 0 3-1 5-7 16-65 32-129 48-194z">
              <text:p/>
            </draw:path>
            <draw:path draw:style-name="gr16" draw:text-style-name="P6" draw:layer="layout" svg:width="0.119cm" svg:height="0.111cm" svg:x="1.55cm" svg:y="4.255cm" svg:viewBox="0 0 120 112" svg:d="M120 57c0-30-26-57-60-57s-60 27-60 57c0 31 27 55 60 55s60-24 60-55zM60 104c-9 0-23-3-31-15-6-10-7-23-7-34 0-10 0-25 9-35 6-7 16-13 29-13 14 0 25 7 30 15 7 9 8 21 8 33s-1 25-8 35c-7 9-18 14-30 14z">
              <text:p/>
            </draw:path>
          </draw:g>
        </draw:g>
        <draw:frame draw:style-name="gr21" draw:text-style-name="P4" draw:layer="layout" svg:width="2.639cm" svg:height="0.395cm" svg:x="1.808cm" svg:y="1.505cm">
          <draw:text-box>
            <text:p><text:span text:style-name="T2">(NB-LDPC code)</text:span></text:p>
          </draw:text-box>
        </draw:frame>
        <draw:polyline draw:style-name="gr18" draw:text-style-name="P5" draw:layer="layout" svg:width="0.983cm" svg:height="1.519cm" draw:transform="rotate (1.10706234454) translate (5.7999827260953cm 2.59999136118257cm)" svg:viewBox="0 0 984 1520" draw:points="0,0 224,0 984,1520">
          <text:p/>
        </draw:polyline>
        <draw:polyline draw:style-name="gr18" draw:text-style-name="P5" draw:layer="layout" svg:width="0.983cm" svg:height="1.519cm" draw:transform="rotate (-1.1068878116148) translate (11.7596450981788cm 1.71973396828717cm)" svg:viewBox="0 0 984 1520" draw:points="984,0 761,0 0,1520">
          <text:p/>
        </draw:polyline>
        <draw:line draw:style-name="gr20" draw:text-style-name="P5" draw:layer="layout" svg:x1="5cm" svg:y1="3cm" svg:x2="13cm" svg:y2="3cm">
          <text:p/>
        </draw:line>
        <draw:g draw:style-name="gr15">
          <svg:title>TexMaths</svg:title>
          <svg:desc>10§display§N§svg§600§TRUE§</svg:desc>
          <draw:g>
            <draw:path draw:style-name="gr16" draw:text-style-name="P6" draw:layer="layout" svg:width="0.293cm" svg:height="0.237cm" svg:x="7.874cm" svg:y="3.077cm" svg:viewBox="0 0 294 238" svg:d="M250 37c4-14 10-25 38-26 2 0 6-1 6-7 0-1 0-4-5-4-11 0-23 1-35 1s-24-1-36-1c-2 0-6 0-6 7 0 4 3 4 6 4 20 0 24 8 24 15 0 1-1 7-1 8-13 51-26 103-39 154-26-60-51-121-77-181-3-7-3-7-11-7-16 0-32 0-47 0-7 0-10 0-10 7 0 4 3 4 10 4 1 0 24 0 24 3-16 62-32 125-47 187-4 14-10 25-38 26-2 0-6 1-6 7 0 3 1 4 4 4 11 0 24-1 35-1 12 0 25 1 36 1 2 0 7 0 7-7 0-3-3-4-7-4-21-1-23-8-23-15 0-3 0-4 1-8 15-61 30-123 46-184 2 2 2 3 3 6 29 68 58 137 87 205 2 6 3 7 6 7 4 0 4-1 6-7 17-65 33-129 49-194z">
              <text:p/>
            </draw:path>
          </draw:g>
        </draw:g>
        <draw:line draw:style-name="gr20" draw:text-style-name="P5" draw:layer="layout" svg:x1="5cm" svg:y1="3.2cm" svg:x2="5.8cm" svg:y2="3.2cm">
          <text:p/>
        </draw:line>
        <draw:line draw:style-name="gr20" draw:text-style-name="P5" draw:layer="layout" svg:x1="12.2cm" svg:y1="3.2cm" svg:x2="13cm" svg:y2="3.2cm">
          <text:p/>
        </draw:line>
        <draw:g draw:style-name="gr15">
          <svg:title>TexMaths</svg:title>
          <svg:desc>10§display§N_{\rm a}§svg§600§TRUE§</svg:desc>
          <draw:g>
            <draw:path draw:style-name="gr16" draw:text-style-name="P6" draw:layer="layout" svg:width="0.293cm" svg:height="0.237cm" svg:x="5.175cm" svg:y="3.278cm" svg:viewBox="0 0 294 238" svg:d="M250 37c4-14 10-25 38-26 2 0 6 0 6-7-1-1 0-4-4-4-12 0-24 1-36 1s-24-1-36-1c-2 0-6 0-6 7 0 4 4 4 6 4 20 0 24 8 24 15 0 1-1 7-1 8-13 51-26 103-38 154-26-60-52-121-78-181-3-7-3-7-11-7-16 0-32 0-47 0-7 0-10 0-10 7 0 4 3 4 10 4 1 0 24 0 24 3-16 62-31 125-47 187-4 14-10 25-38 26-2 0-6 1-6 7 0 3 1 4 4 4 11 0 24-1 35-1 12 0 25 1 36 1 2 0 7 0 7-7 0-3-3-4-7-4-21 0-23-8-23-15 0-3 0-4 1-8 15-61 30-123 46-184 2 2 2 3 3 6 29 68 58 137 88 205 2 6 3 7 7 7 3 0 3-1 5-7 16-65 32-129 48-194z">
              <text:p/>
            </draw:path>
            <draw:path draw:style-name="gr16" draw:text-style-name="P6" draw:layer="layout" svg:width="0.122cm" svg:height="0.111cm" svg:x="5.455cm" svg:y="3.459cm" svg:viewBox="0 0 123 112" svg:d="M96 44c0-13 0-22-11-31-10-9-22-13-36-13-24 0-40 9-40 24 0 8 5 12 12 12 6 0 11-5 11-11 0-5-2-10-8-12 9-6 23-6 24-6 14 0 29 9 29 30 0 2 0 5 0 7-13 1-30 2-48 8-22 8-29 22-29 33 0 21 26 27 43 27 20 0 32-11 37-21 1 10 7 20 19 20 8-8 24 0 24-24 0-5 0-9 0-13-3 0-6 0-8 0 0 4 0 8 0 13 0 3 0 14-9 14-10 0-10-11-10-14 0-15 0-29 0-43zM77 75c0 24-21 30-32 30-12 0-24-8-24-20 0-14 12-33 56-34 0 8 0 16 0 24z">
              <text:p/>
            </draw:path>
          </draw:g>
        </draw:g>
        <draw:g draw:style-name="gr15">
          <svg:title>TexMaths</svg:title>
          <svg:desc>10§display§N_{\rm a}§svg§600§TRUE§</svg:desc>
          <draw:g>
            <draw:path draw:style-name="gr16" draw:text-style-name="P6" draw:layer="layout" svg:width="0.293cm" svg:height="0.237cm" svg:x="12.376cm" svg:y="3.279cm" svg:viewBox="0 0 294 238" svg:d="M250 37c4-14 10-25 38-26 2 0 6 0 6-7-1-1 0-4-4-4-12 0-24 1-36 1s-24-1-36-1c-2 0-6 0-6 7 0 4 4 4 6 4 20 0 24 8 24 15 0 1-1 7-1 8-13 51-26 103-38 154-26-60-52-121-78-181-3-7-3-7-11-7-16 0-32 0-47 0-7 0-10 0-10 7 0 4 3 4 10 4 1 0 24 0 24 3-16 62-31 125-47 187-4 14-10 25-38 26-2 0-6 1-6 7 0 3 1 4 4 4 11 0 24-1 35-1 12 0 25 1 36 1 2 0 7 0 7-7 0-3-3-4-7-4-21 0-23-8-23-15 0-3 0-4 1-8 15-61 30-123 46-184 2 2 2 3 3 6 29 68 58 137 88 205 2 6 3 7 7 7 3 0 3-1 5-7 16-65 32-129 48-194z">
              <text:p/>
            </draw:path>
            <draw:path draw:style-name="gr16" draw:text-style-name="P6" draw:layer="layout" svg:width="0.122cm" svg:height="0.111cm" svg:x="12.656cm" svg:y="3.46cm" svg:viewBox="0 0 123 112" svg:d="M96 44c0-13 0-22-11-31-10-9-22-13-36-13-24 0-40 9-40 24 0 8 5 12 12 12 6 0 11-5 11-11 0-5-2-10-8-12 9-6 23-6 24-6 14 0 29 9 29 30 0 2 0 5 0 7-13 1-30 2-48 8-22 8-29 22-29 33 0 21 26 27 43 27 20 0 32-11 37-21 1 10 7 20 19 20 8-8 24 0 24-24 0-5 0-9 0-13-3 0-6 0-8 0 0 4 0 8 0 13 0 3 0 14-9 14-10 0-10-11-10-14 0-15 0-29 0-43zM77 75c0 24-21 30-32 30-12 0-24-8-24-20 0-14 12-33 56-34 0 8 0 16 0 24z">
              <text:p/>
            </draw:path>
          </draw:g>
        </draw:g>
        <draw:g draw:style-name="gr15">
          <draw:custom-shape draw:style-name="gr22" draw:text-style-name="P5" draw:layer="layout" svg:width="1cm" svg:height="0.2cm" svg:x="9cm" svg:y="3.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9.2cm" svg:y1="3.8cm" svg:x2="9.2cm" svg:y2="4cm">
            <text:p/>
          </draw:line>
          <draw:line draw:style-name="gr7" draw:text-style-name="P5" draw:layer="layout" svg:x1="9.4cm" svg:y1="3.8cm" svg:x2="9.4cm" svg:y2="4cm">
            <text:p/>
          </draw:line>
          <draw:line draw:style-name="gr7" draw:text-style-name="P5" draw:layer="layout" svg:x1="9.6cm" svg:y1="3.8cm" svg:x2="9.6cm" svg:y2="4cm">
            <text:p/>
          </draw:line>
          <draw:line draw:style-name="gr7" draw:text-style-name="P5" draw:layer="layout" svg:x1="9.8cm" svg:y1="3.8cm" svg:x2="9.8cm" svg:y2="4cm">
            <text:p/>
          </draw:line>
        </draw:g>
        <draw:frame draw:style-name="gr23" draw:text-style-name="P4" draw:layer="layout" svg:width="1.915cm" svg:height="0.395cm" svg:x="6.904cm" svg:y="3.605cm">
          <draw:text-box>
            <text:p><text:span text:style-name="T2">codeword of</text:span></text:p>
          </draw:text-box>
        </draw:frame>
        <draw:frame draw:style-name="gr24" draw:text-style-name="P4" draw:layer="layout" svg:width="1.738cm" svg:height="0.395cm" svg:x="6.904cm" svg:y="3.906cm">
          <draw:text-box>
            <text:p><text:span text:style-name="T2">inner code:</text:span></text:p>
          </draw:text-box>
        </draw:frame>
        <draw:line draw:style-name="gr13" draw:text-style-name="P5" draw:layer="layout" svg:x1="9cm" svg:y1="2.8cm" svg:x2="9cm" svg:y2="3.8cm">
          <text:p/>
        </draw:line>
        <draw:line draw:style-name="gr13" draw:text-style-name="P5" draw:layer="layout" svg:x1="9.4cm" svg:y1="2.8cm" svg:x2="10cm" svg:y2="3.8cm">
          <text:p/>
        </draw:line>
        <draw:line draw:style-name="gr20" draw:text-style-name="P5" draw:layer="layout" svg:x1="9cm" svg:y1="4.1cm" svg:x2="10cm" svg:y2="4.1cm">
          <text:p/>
        </draw:line>
        <draw:g draw:style-name="gr15">
          <svg:title>TexMaths</svg:title>
          <svg:desc>10§display§\beta§svg§600§TRUE§</svg:desc>
          <draw:g>
            <draw:path draw:style-name="gr16" draw:text-style-name="P6" draw:layer="layout" svg:width="0.189cm" svg:height="0.313cm" svg:x="9.339cm" svg:y="4.151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g draw:style-name="gr15">
          <svg:title>TexMaths</svg:title>
          <svg:desc>10§display§\mathcal{C}^{\rm o}_i§svg§600§TRUE§</svg:desc>
          <draw:g>
            <draw:path draw:style-name="gr16" draw:text-style-name="P6" draw:layer="layout" svg:width="0.181cm" svg:height="0.254cm" svg:x="5.512cm" svg:y="1.288cm" svg:viewBox="0 0 182 255" svg:d="M170 192c0-3-2-3-4-3-6 0-10 4-14 5-7 5-9 7-13 13-11 17-26 29-49 29-31 0-60-23-60-75 0-31 13-73 31-101 16-22 35-40 71-40 13 0 21 4 21 17s-12 38-17 45c-2 4-2 4-2 5 0 2 2 2 4 2 7 0 20-7 24-13 1-1 20-36 20-54 0-19-15-22-27-22-51 0-93 34-109 53-41 51-46 105-46 123 0 51 26 79 67 79 56 0 103-55 103-63z">
              <text:p/>
            </draw:path>
            <draw:path draw:style-name="gr16" draw:text-style-name="P6" draw:layer="layout" svg:width="0.119cm" svg:height="0.111cm" svg:x="5.722cm" svg:y="1.281cm" svg:viewBox="0 0 120 112" svg:d="M120 57c0-30-26-57-60-57s-60 27-60 57c0 31 27 55 60 55s60-24 60-55zM60 104c-9 0-23-3-31-15-6-10-7-22-7-34 0-10 0-25 9-35 6-8 16-13 29-13 14 0 24 7 30 15 7 9 7 21 7 33s0 25-7 35c-7 9-18 14-30 14z">
              <text:p/>
            </draw:path>
            <draw:path draw:style-name="gr16" draw:text-style-name="P6" draw:layer="layout" svg:width="0.073cm" svg:height="0.164cm" svg:x="5.703cm" svg:y="1.459cm" svg:viewBox="0 0 74 165" svg:d="M68 9c0-4-3-9-10-9-6 0-13 6-13 13 0 4 3 9 9 9 7 0 14-7 14-13zM18 134c-1 3-2 6-2 10 0 11 10 21 23 21 25 0 35-34 35-38 0-3-2-2-3-3-4 0-4 1-5 4-6 20-17 30-26 30-5 0-6-3-6-9 0-5 1-10 4-15 2-7 5-14 8-20 2-6 11-28 12-31 0-3 1-6 1-8 0-12-10-21-23-21-25 0-36 33-36 38 0 3 3 2 4 3 4 0 4-1 5-4 6-21 17-30 26-30 4 0 6 2 6 9 0 5-1 9-7 24-5 13-11 26-16 40z">
              <text:p/>
            </draw:path>
          </draw:g>
        </draw:g>
        <draw:g draw:style-name="gr15">
          <svg:title>TexMaths</svg:title>
          <svg:desc>10§display§\in \mathcal{C}_{|i+j|} \subset \Sigma^{\beta}§svg§600§TRUE§</svg:desc>
          <draw:g>
            <draw:path draw:style-name="gr16" draw:text-style-name="P6" draw:layer="layout" svg:width="0.175cm" svg:height="0.202cm" svg:x="10.191cm" svg:y="3.911cm" svg:viewBox="0 0 176 203" svg:d="M164 108c6 0 12 0 12-7s-6-7-12-7c-50 0-99 0-149 0 4-47 44-80 94-80 18 0 37 0 55 0 6 0 12 0 12-7s-6-7-12-7c-19 0-37 0-56 0-60 0-108 44-108 101 0 56 48 102 108 102 19 0 37 0 56 0 6 0 12 0 12-7s-6-7-12-7c-18 0-37 0-55 0-50 0-90-34-94-81 50 0 99 0 149 0z">
              <text:p/>
            </draw:path>
            <draw:path draw:style-name="gr16" draw:text-style-name="P6" draw:layer="layout" svg:width="0.183cm" svg:height="0.254cm" svg:x="10.498cm" svg:y="3.853cm" svg:viewBox="0 0 184 255" svg:d="M170 192c0-2-1-2-3-2-6 0-10 3-15 5-7 4-8 7-13 13-11 16-26 27-49 27-31 0-60-22-60-74 0-32 13-73 31-101 16-23 35-41 71-41 13 0 22 5 22 18 0 12-13 37-17 44-3 4-2 3-3 5 0 3 2 3 4 3 7 0 20-8 25-13 0-2 21-36 21-54 0-19-16-22-29-22-51 0-93 33-109 53-42 50-46 105-46 123 0 51 26 79 67 79 57 0 103-54 103-63z">
              <text:p/>
            </draw:path>
            <draw:path draw:style-name="gr16" draw:text-style-name="P6" draw:layer="layout" svg:width="0.011cm" svg:height="0.244cm" svg:x="10.715cm" svg:y="3.979cm" svg:viewBox="0 0 12 245" svg:d="M12 10c0-4 0-10-6-10s-6 6-6 10c0 75 0 150 0 225 0 4 0 10 6 10s6-6 6-10c0-75 0-150 0-225z">
              <text:p/>
            </draw:path>
            <draw:path draw:style-name="gr16" draw:text-style-name="P6" draw:layer="layout" svg:width="0.074cm" svg:height="0.164cm" svg:x="10.774cm" svg:y="4.001cm" svg:viewBox="0 0 75 165" svg:d="M68 9c0-4-3-9-10-9-6 0-13 6-13 13 0 4 3 9 9 9 7 0 14-6 14-13zM18 134c-1 3-2 6-2 10 0 12 10 21 23 21 25 0 36-34 36-38 0-3-3-2-4-3-4 0-4 2-5 4-6 20-17 30-26 30-5 0-6-3-6-9 0-5 1-10 4-15 2-7 5-14 7-20 3-6 12-28 13-31 0-3 1-6 1-8 0-12-10-21-23-21-25 0-36 34-36 38 0 3 3 3 4 3 4 0 4-1 5-4 6-21 17-30 26-30 4 0 6 2 6 9 0 5-1 9-8 24-5 13-10 26-15 40z">
              <text:p/>
            </draw:path>
            <draw:path draw:style-name="gr16" draw:text-style-name="P6" draw:layer="layout" svg:width="0.18cm" svg:height="0.18cm" svg:x="10.879cm" svg:y="4.01cm" svg:viewBox="0 0 181 181" svg:d="M97 97c25 0 50 0 75 0 3 0 9 0 9-6s-6-6-9-6c-25 0-50 0-75 0 0-25 0-50 0-75 0-4 0-10-6-10s-6 6-6 10c0 25 0 50 0 75-25 0-51 0-76 0-3 0-9 0-9 6s6 6 9 6c25 0 51 0 76 0 0 25 0 50 0 75 0 3 0 9 6 9s6-5 6-9c0-25 0-50 0-75z">
              <text:p/>
            </draw:path>
            <draw:path draw:style-name="gr16" draw:text-style-name="P6" draw:layer="layout" svg:width="0.106cm" svg:height="0.212cm" svg:x="11.078cm" svg:y="4.001cm" svg:viewBox="0 0 107 213" svg:d="M107 9c0-4-3-9-9-9-8 0-14 7-14 13 0 4 3 9 10 9 6 0 13-6 13-13zM55 174c-4 17-17 32-31 32-4 0-7-1-9-2 6-3 8-9 8-12 0-6-5-9-9-9-8 0-14 6-14 14 0 9 9 16 24 16s43-9 51-39c7-30 15-59 22-88 1-3 1-5 1-9 0-13-11-23-26-23-27 0-43 34-43 38 0 3 3 3 4 3 3 0 3-1 5-5 6-14 19-29 33-29 6 0 9 4 9 12 0 3-1 6-1 7-8 31-16 62-24 94z">
              <text:p/>
            </draw:path>
            <draw:path draw:style-name="gr16" draw:text-style-name="P6" draw:layer="layout" svg:width="0.011cm" svg:height="0.244cm" svg:x="11.243cm" svg:y="3.979cm" svg:viewBox="0 0 12 245" svg:d="M12 10c0-4 0-10-6-10s-6 6-6 10c0 75 0 150 0 225 0 4 0 10 6 10s6-6 6-10c0-75 0-150 0-225z">
              <text:p/>
            </draw:path>
            <draw:path draw:style-name="gr16" draw:text-style-name="P6" draw:layer="layout" svg:width="0.213cm" svg:height="0.202cm" svg:x="11.435cm" svg:y="3.911cm" svg:viewBox="0 0 214 203" svg:d="M202 14c6 0 12 0 12-7s-6-7-12-7c-31 0-63 0-94 0-61 0-108 44-108 101 0 56 47 102 108 102 31 0 63 0 94 0 6 0 12 0 12-7s-6-7-12-7c-31 0-63 0-94 0-55 0-94-41-94-88s39-87 94-87c31 0 63 0 94 0z">
              <text:p/>
            </draw:path>
            <draw:path draw:style-name="gr16" draw:text-style-name="P6" draw:layer="layout" svg:width="0.213cm" svg:height="0.237cm" svg:x="11.796cm" svg:y="3.861cm" svg:viewBox="0 0 214 238" svg:d="M111 125c3-4 3-5 3-6 0-2-1-3-2-5-24-35-48-69-72-104 27 0 54 0 81 0 59 0 77 13 84 68 3 0 6 0 9 0-3-26-7-52-10-78-65 0-130 0-195 0-8 0-9 0-9 8 29 42 59 84 88 127-28 31-56 63-84 95-4 3-4 4-4 5 0 3 4 3 9 3 65 0 130 0 195 0 3-27 7-55 10-82-3 0-6 0-9 0-6 59-30 68-85 68-32 0-65 0-97 0 29-33 59-66 88-99z">
              <text:p/>
            </draw:path>
            <draw:path draw:style-name="gr16" draw:text-style-name="P6" draw:layer="layout" svg:width="0.143cm" svg:height="0.22cm" svg:x="12.042cm" svg:y="3.782cm" svg:viewBox="0 0 144 221" svg:d="M144 34c0-21-19-34-41-34-33 0-58 39-64 63-13 51-26 103-39 155 0 2 2 3 4 3s4 0 4-2c6-22 11-44 17-65 5 11 17 21 37 21 34 0 73-24 73-62 0-14-7-29-19-37 12-8 28-22 28-42zM95 76c-4 0-5 1-12 1-4 0-10 0-12-1 2-1 9-2 12-2s9 1 12 2zM128 30c0 13-7 32-22 41-5-2-9-4-23-4-9 0-21 1-21 10 0 6 8 7 20 7 8 0 16-1 23-4 8 6 12 16 12 27 0 35-25 62-55 62-19 0-32-12-32-31 0-3 0-5 1-7 5-22 11-44 16-66 6-23 27-58 56-58 14 0 25 8 25 23z">
              <text:p/>
            </draw:path>
          </draw:g>
        </draw:g>
        <draw:g draw:style-name="gr15">
          <svg:title>TexMaths</svg:title>
          <svg:desc>10§display§\Sigma = \{
{\sf A}, 
{\sf T}, 
{\sf G}, 
{\sf C}
\}: §svg§600§TRUE§</svg:desc>
          <draw:g>
            <draw:path draw:style-name="gr16" draw:text-style-name="P6" draw:layer="layout" svg:width="0.213cm" svg:height="0.238cm" svg:x="13.815cm" svg:y="1.49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16" draw:text-style-name="P6" draw:layer="layout" svg:width="0.233cm" svg:height="0.081cm" svg:x="14.166cm" svg:y="1.60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6" draw:text-style-name="P6" draw:layer="layout" svg:width="0.124cm" svg:height="0.348cm" svg:x="14.542cm" svg:y="1.471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16" draw:text-style-name="P6" draw:layer="layout" svg:width="0.213cm" svg:height="0.241cm" svg:x="14.703cm" svg:y="1.491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16" draw:text-style-name="P6" draw:layer="layout" svg:width="0.04cm" svg:height="0.104cm" svg:x="14.957cm" svg:y="1.695cm" svg:viewBox="0 0 41 105" svg:d="M41 37c0-23-8-37-22-37-12 0-19 9-19 19 0 9 7 19 19 19 4 0 9-2 12-5 1-1 1-1 2-1 0 2 1 0 1 5 0 26-13 47-24 59-4 3-4 4-4 5 0 3 2 4 3 4 4 0 32-27 32-68z">
              <text:p/>
            </draw:path>
            <draw:path draw:style-name="gr16" draw:text-style-name="P6" draw:layer="layout" svg:width="0.212cm" svg:height="0.239cm" svg:x="15.096cm" svg:y="1.493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16" draw:text-style-name="P6" draw:layer="layout" svg:width="0.04cm" svg:height="0.104cm" svg:x="15.352cm" svg:y="1.695cm" svg:viewBox="0 0 41 105" svg:d="M41 37c0-23-9-37-23-37-11 0-18 9-18 19 0 9 7 19 18 19 4 0 9-2 12-5 1-1 1-1 2-1s1 0 1 5c0 26-12 47-24 59-4 3-4 4-4 5 0 3 2 4 4 4 4 0 32-27 32-68z">
              <text:p/>
            </draw:path>
            <draw:path draw:style-name="gr16" draw:text-style-name="P6" draw:layer="layout" svg:width="0.186cm" svg:height="0.249cm" svg:x="15.501cm" svg:y="1.486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16" draw:text-style-name="P6" draw:layer="layout" svg:width="0.04cm" svg:height="0.104cm" svg:x="15.742cm" svg:y="1.695cm" svg:viewBox="0 0 41 105" svg:d="M41 37c0-23-9-37-22-37-12 0-19 9-19 19 0 9 7 19 19 19 4 0 8-2 12-5 1-1 1-1 2-1 0 2 0 0 0 5 0 26-12 47-24 59-3 3-3 4-3 5 0 3 1 4 3 4 4 0 32-27 32-68z">
              <text:p/>
            </draw:path>
            <draw:path draw:style-name="gr16" draw:text-style-name="P6" draw:layer="layout" svg:width="0.182cm" svg:height="0.248cm" svg:x="15.891cm" svg:y="1.487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16" draw:text-style-name="P6" draw:layer="layout" svg:width="0.123cm" svg:height="0.348cm" svg:x="16.118cm" svg:y="1.471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16" draw:text-style-name="P6" draw:layer="layout" svg:width="0.036cm" svg:height="0.15cm" svg:x="16.396cm" svg:y="1.583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25" draw:text-style-name="P4" draw:layer="layout" svg:width="1.344cm" svg:height="0.395cm" svg:x="16.703cm" svg:y="1.403cm">
          <draw:text-box>
            <text:p><text:span text:style-name="T2">alphabet</text:span></text:p>
          </draw:text-box>
        </draw:frame>
        <draw:line draw:style-name="gr26" draw:text-style-name="P5" draw:layer="layout" svg:x1="2.6cm" svg:y1="3.252cm" svg:x2="3.4cm" svg:y2="3.252cm">
          <text:p/>
        </draw:line>
        <draw:frame draw:style-name="gr27" draw:text-style-name="P3" draw:layer="layout" svg:width="0.726cm" svg:height="0.319cm" svg:x="2.102cm" svg:y="3.202cm">
          <draw:text-box>
            <text:p><text:span text:style-name="T1">rotate</text:span></text:p>
          </draw:text-box>
        </draw:frame>
        <draw:g draw:style-name="gr15">
          <svg:title>TexMaths</svg:title>
          <svg:desc>10§display§j§svg§600§TRUE§</svg:desc>
          <draw:g>
            <draw:path draw:style-name="gr16" draw:text-style-name="P6" draw:layer="layout" svg:width="0.141cm" svg:height="0.301cm" svg:x="3.859cm" svg:y="2.259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 draw:style-name="gr15">
          <svg:title>TexMaths</svg:title>
          <svg:desc>10§display§i§svg§600§TRUE§</svg:desc>
          <draw:g>
            <draw:path draw:style-name="gr16" draw:text-style-name="P6" draw:layer="layout" svg:width="0.09cm" svg:height="0.234cm" svg:x="9.046cm" svg:y="3.04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 draw:style-name="gr15">
          <svg:title>TexMaths</svg:title>
          <svg:desc>10§display§N_{\rm o}: §svg§600§TRUE§</svg:desc>
          <draw:g>
            <draw:path draw:style-name="gr16" draw:text-style-name="P6" draw:layer="layout" svg:width="0.294cm" svg:height="0.237cm" svg:x="13.785cm" svg:y="3.293cm" svg:viewBox="0 0 295 238" svg:d="M251 37c4-14 10-25 38-26 2 0 6 0 6-7-2-1 0-4-5-4-11 0-23 1-35 1s-24-1-36-1c-2 0-6 0-6 7 0 4 3 4 6 4 20 0 24 8 24 15 0 1-1 7-1 8-13 51-26 103-39 154-26-60-52-121-78-181-3-7-3-7-11-7-16 0-31 0-47 0-7 0-10 0-10 7 0 4 3 4 10 4 1 0 24 0 24 3-16 62-31 125-47 187-4 14-10 25-38 26-2 0-6 1-6 7 0 3 1 4 4 4 11 0 24-1 35-1 12 0 25 1 36 1 2 0 7 0 7-7 0-3-3-4-7-4-21 0-23-8-23-15 0-3 0-4 1-8 15-61 31-123 46-184 2 2 2 3 3 6 29 68 58 137 88 205 2 6 3 7 6 7 4 0 4-1 6-7 16-65 32-129 49-194z">
              <text:p/>
            </draw:path>
            <draw:path draw:style-name="gr16" draw:text-style-name="P6" draw:layer="layout" svg:width="0.12cm" svg:height="0.111cm" svg:x="14.062cm" svg:y="3.474cm" svg:viewBox="0 0 121 112" svg:d="M121 57c0-30-27-57-60-57-34 0-61 27-61 57 0 31 27 55 61 55 33 0 60-24 60-55zM61 104c-10 0-23-3-31-15-6-10-7-23-7-34 0-10 0-25 9-35 6-7 16-13 29-13 14 0 24 7 30 15 7 9 7 21 7 33s0 25-7 35c-7 9-18 14-30 14z">
              <text:p/>
            </draw:path>
            <draw:path draw:style-name="gr16" draw:text-style-name="P6" draw:layer="layout" svg:width="0.036cm" svg:height="0.149cm" svg:x="14.337cm" svg:y="3.381cm" svg:viewBox="0 0 37 150" svg:d="M37 19c0-10-9-19-19-19-11 0-18 9-18 19s7 18 18 18c10 0 19-8 19-18zM37 133c0-11-9-19-19-19-11 0-18 8-18 19 0 10 7 17 18 17 10 0 19-7 19-17z">
              <text:p/>
            </draw:path>
          </draw:g>
        </draw:g>
        <draw:frame draw:style-name="gr28" draw:text-style-name="P4" draw:layer="layout" svg:width="3.101cm" svg:height="0.395cm" svg:x="14.506cm" svg:y="3.204cm">
          <draw:text-box>
            <text:p><text:span text:style-name="T2">length of outer code</text:span></text:p>
          </draw:text-box>
        </draw:frame>
        <draw:g draw:style-name="gr15">
          <svg:title>TexMaths</svg:title>
          <svg:desc>10§display§\mathcal{C}^{\rm o}_i
\in 
\mathbb{F}_{2^{b_i}}^{N_{\rm o}}§svg§600§TRUE§</svg:desc>
          <draw:g>
            <draw:path draw:style-name="gr16" draw:text-style-name="P6" draw:layer="layout" svg:width="0.183cm" svg:height="0.253cm" svg:x="17.715cm" svg:y="3.294cm" svg:viewBox="0 0 184 254" svg:d="M170 192c0-2-1-3-3-3-6 0-14 6-15 6-7 4-8 7-12 13-11 16-27 28-50 28-31 0-60-23-60-75 0-32 13-74 32-102 15-22 34-40 70-40 14 0 22 5 22 18 0 12-13 37-17 44-2 4-2 4-2 5 0 3 1 3 3 3 8 0 21-8 25-14 0-1 21-36 21-53 0-20-16-22-29-22-51 0-92 33-109 52-41 51-46 105-46 124 0 51 26 78 67 78 57 0 103-54 103-62z">
              <text:p/>
            </draw:path>
            <draw:path draw:style-name="gr16" draw:text-style-name="P6" draw:layer="layout" svg:width="0.12cm" svg:height="0.111cm" svg:x="17.926cm" svg:y="3.286cm" svg:viewBox="0 0 121 112" svg:d="M121 58c0-31-27-58-60-58-34 0-61 27-61 58 0 30 27 54 61 54 33 0 60-24 60-54zM61 105c-10 0-23-3-31-15-7-10-7-23-7-35 0-10 0-25 8-35 7-7 17-13 30-13 14 0 24 7 30 15 7 9 7 21 7 33 0 11 0 25-7 35s-18 15-30 15z">
              <text:p/>
            </draw:path>
            <draw:path draw:style-name="gr16" draw:text-style-name="P6" draw:layer="layout" svg:width="0.073cm" svg:height="0.164cm" svg:x="17.908cm" svg:y="3.464cm" svg:viewBox="0 0 74 165" svg:d="M68 9c0-4-3-9-10-9s-14 6-14 13c0 4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16" draw:text-style-name="P6" draw:layer="layout" svg:width="0.175cm" svg:height="0.203cm" svg:x="18.201cm" svg:y="3.35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6" draw:text-style-name="P6" draw:layer="layout" svg:width="0.198cm" svg:height="0.239cm" svg:x="18.508cm" svg:y="3.301cm" svg:viewBox="0 0 199 240" svg:d="M86 122c14 0 49 1 52 40 0 4 1 9 6 9 6 0 6-5 6-12 0-32 0-64 0-95 0-5 0-11-6-11-4 0-6 4-6 8-2 40-27 47-52 48 0-25 0-49 0-74 0-23 6-23 15-23 5 0 11 0 16 0 45 0 68 24 70 48 0 3 1 8 6 8 6 0 6-5 6-11 0-15 0-31 0-46 0-11 0-11-11-11-59 0-118 0-177 0-6 0-11 0-11 6s6 6 9 6c20 0 21 3 21 20 0 58 0 117 0 176 0 16-1 20-19 20-6 0-11 0-11 5 0 7 5 7 11 7 34 0 68 0 102 0 6 0 12 0 12-7 0-5-6-5-11-5-27 0-28-3-28-22 0-28 0-56 0-84zM187 12c0 5 0 11 0 16-5-5-11-11-19-16 6 0 13 0 19 0zM138 129c-5-7-14-12-19-14 7-3 14-9 19-15 0 9 0 19 0 29zM43 31c0-4 0-13-3-19 12 0 25 0 37 0-4 8-4 19-4 23 0 57 0 114 0 172 0 5 0 14 4 21-12 0-25 0-37 0 3-7 3-16 3-20 0-59 0-118 0-177z">
              <text:p/>
            </draw:path>
            <draw:path draw:style-name="gr16" draw:text-style-name="P6" draw:layer="layout" svg:width="0.218cm" svg:height="0.167cm" svg:x="18.734cm" svg:y="3.217cm" svg:viewBox="0 0 219 168" svg:d="M188 27c3-9 7-17 26-18 2 0 5 0 5-5 0-2-1-4-3-4-8 0-18 1-26 1-6 0-20-1-26-1-1 0-5 0-5 6 0 3 3 3 5 3 12 0 16 4 16 10 0 2 0 3-1 6-9 36-18 71-27 107-21-43-41-85-62-128-2-4-2-4-8-4-11 0-23 0-34 0-5 0-8 0-8 6 0 3 3 3 8 3s11 0 16 1c-11 44-22 88-33 132-2 9-6 16-26 17-1 0-5 0-5 5 0 3 2 4 4 4 8 0 17-1 25-1 6 0 21 1 27 1 2 0 4-1 4-5s-2-4-5-4c-16 0-16-7-16-10 0-1 0-2 1-6 11-42 21-84 32-126 24 49 48 98 72 147 2 4 3 4 5 4 4 0 4-1 5-5 11-46 23-91 34-136z">
              <text:p/>
            </draw:path>
            <draw:path draw:style-name="gr16" draw:text-style-name="P6" draw:layer="layout" svg:width="0.096cm" svg:height="0.08cm" svg:x="18.951cm" svg:y="3.341cm" svg:viewBox="0 0 97 81" svg:d="M97 42c0-22-22-42-49-42-28 0-48 20-48 42 0 21 21 39 48 39 28 0 49-18 49-39zM48 75c-30 0-30-27-30-35s-1-34 30-34c30 0 31 26 31 34s0 35-31 35z">
              <text:p/>
            </draw:path>
            <draw:path draw:style-name="gr16" draw:text-style-name="P6" draw:layer="layout" svg:width="0.107cm" svg:height="0.162cm" svg:x="18.733cm" svg:y="3.517cm" svg:viewBox="0 0 108 163" svg:d="M108 118c-3 0-5 0-8 0-1 6-3 20-6 22-2 2-21 2-25 2-15 0-30 0-45 0 26-23 35-30 49-41 18-15 35-30 35-53 0-30-26-48-57-48s-51 21-51 44c0 12 10 13 13 13 6 0 13-4 13-13 0-4-2-13-15-13 8-17 25-22 36-22 25 0 38 19 38 39 0 21-16 38-24 47-20 19-39 38-59 58-2 2-2 3-2 10 34 0 67 0 101 0 2-15 5-30 7-45z">
              <text:p/>
            </draw:path>
            <draw:path draw:style-name="gr16" draw:text-style-name="P6" draw:layer="layout" svg:width="0.078cm" svg:height="0.123cm" svg:x="18.877cm" svg:y="3.475cm" svg:viewBox="0 0 79 124" svg:d="M36 7c0-3 0-3 0-4 0-3-2-3-5-3-7 1-15 1-22 2-3 0-3 0-4 1s-1 3-1 4c0 3 3 3 5 3s3 0 6 0c3 1 4 1 4 3 0 1-2 8-3 11-5 20-10 39-15 59-1 4-1 7-1 10 0 19 13 31 30 31 25 0 49-25 49-49 0-17-12-31-31-31-7 0-16 3-24 10 4-16 8-31 12-47zM30 118c-8 0-16-5-16-19 0-6 1-11 3-17 0-2 3-14 3-15 1-1 13-17 28-17 7 0 15 5 15 18 0 7-3 23-9 33-6 11-15 17-24 17z">
              <text:p/>
            </draw:path>
            <draw:path draw:style-name="gr16" draw:text-style-name="P6" draw:layer="layout" svg:width="0.06cm" svg:height="0.118cm" svg:x="18.985cm" svg:y="3.536cm" svg:viewBox="0 0 61 119" svg:d="M53 8c0-4-3-8-8-8s-10 5-10 11c0 5 3 7 7 7 6 0 11-5 11-10zM61 92c0-2-2-2-3-2-3 0-4 0-5 4-3 9-10 19-19 19-4 0-6-2-6-6s1-6 3-9c1-4 3-7 3-10 1-1 8-18 10-24 2-3 3-6 3-9 0-8-8-15-19-15-19 0-28 22-28 27 0 2 2 2 3 2 3 0 3 0 4-3 4-12 13-20 20-20 3 0 5 2 5 6 0 1 0 3-1 7-1 3-9 22-11 28-2 3-2 3-4 9-1 2-2 5-2 8 0 9 9 15 19 15 18 0 28-23 28-27z">
              <text:p/>
            </draw:path>
          </draw:g>
        </draw:g>
        <draw:g draw:style-name="gr15">
          <svg:title>TexMaths</svg:title>
          <svg:desc>10§display§\beta:§svg§600§TRUE§</svg:desc>
          <draw:g>
            <draw:path draw:style-name="gr16" draw:text-style-name="P6" draw:layer="layout" svg:width="0.189cm" svg:height="0.313cm" svg:x="13.795cm" svg:y="3.78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16" draw:text-style-name="P6" draw:layer="layout" svg:width="0.036cm" svg:height="0.15cm" svg:x="14.127cm" svg:y="3.87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9" draw:text-style-name="P4" draw:layer="layout" svg:width="3.08cm" svg:height="0.395cm" svg:x="14.507cm" svg:y="3.705cm">
          <draw:text-box>
            <text:p><text:span text:style-name="T2">length of inner code</text:span></text:p>
          </draw:text-box>
        </draw:frame>
        <draw:g draw:style-name="gr15">
          <svg:title>TexMaths</svg:title>
          <svg:desc>10§display§\mathcal{C}_i \subset \Sigma^\beta§svg§600§TRUE§</svg:desc>
          <draw:g>
            <draw:path draw:style-name="gr16" draw:text-style-name="P6" draw:layer="layout" svg:width="0.183cm" svg:height="0.253cm" svg:x="17.728cm" svg:y="3.8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16" draw:text-style-name="P6" draw:layer="layout" svg:width="0.073cm" svg:height="0.164cm" svg:x="17.921cm" svg:y="3.936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16" draw:text-style-name="P6" draw:layer="layout" svg:width="0.213cm" svg:height="0.201cm" svg:x="18.153cm" svg:y="3.858cm" svg:viewBox="0 0 214 202" svg:d="M202 14c6 0 12 0 12-7s-6-7-12-7c-31 0-63 0-94 0-60 0-108 45-108 101s48 101 108 101c31 0 63 0 94 0 6 0 12 0 12-6 0-7-6-7-12-7-31 0-63 0-94 0-54 0-94-41-94-88s40-87 94-87c31 0 63 0 94 0z">
              <text:p/>
            </draw:path>
            <draw:path draw:style-name="gr16" draw:text-style-name="P6" draw:layer="layout" svg:width="0.213cm" svg:height="0.238cm" svg:x="18.513cm" svg:y="3.807cm" svg:viewBox="0 0 214 239" svg:d="M111 126c3-4 3-5 3-6 0-2-1-4-2-5-24-35-48-69-72-104 27 0 54 0 81 0 59 0 77 13 84 68 3 0 6 0 9 0-4-26-7-53-10-79-65 0-130 0-195 0-8 0-9 0-9 9 29 42 59 84 88 126-28 31-56 63-84 94-4 4-4 5-4 6 0 4 4 4 9 4 65 0 130 0 195 0 3-27 6-55 10-82-3 0-6 0-9 0-6 58-30 67-85 67-32 0-65 0-97 0 29-32 59-65 88-98z">
              <text:p/>
            </draw:path>
            <draw:path draw:style-name="gr16" draw:text-style-name="P6" draw:layer="layout" svg:width="0.143cm" svg:height="0.219cm" svg:x="18.759cm" svg:y="3.729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g draw:style-name="gr15">
          <svg:title>TexMaths</svg:title>
          <svg:desc>10§display§\nu:§svg§600§TRUE§</svg:desc>
          <draw:g>
            <draw:path draw:style-name="gr16" draw:text-style-name="P6" draw:layer="layout" svg:width="0.164cm" svg:height="0.152cm" svg:x="13.809cm" svg:y="1.963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16" draw:text-style-name="P6" draw:layer="layout" svg:width="0.036cm" svg:height="0.148cm" svg:x="14.112cm" svg:y="1.967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10" draw:text-style-name="P4" draw:layer="layout" svg:width="4.257cm" svg:height="0.395cm" svg:x="14.306cm" svg:y="1.804cm">
          <draw:text-box>
            <text:p><text:span text:style-name="T2">number of inner codebooks</text:span></text:p>
          </draw:text-box>
        </draw:frame>
        <draw:g draw:style-name="gr15">
          <svg:title>TexMaths</svg:title>
          <svg:desc>10§display§\bm{b} = (b_0, \dots, b_{\nu-1}): §svg§600§TRUE§</svg:desc>
          <draw:g>
            <draw:path draw:style-name="gr16" draw:text-style-name="P6" draw:layer="layout" svg:width="0.159cm" svg:height="0.244cm" svg:x="13.792cm" svg:y="2.284cm" svg:viewBox="0 0 160 245" svg:d="M81 12c1-5 1-4 1-6 0-4-3-6-7-6-2 0-2 0-3 0-15 1-30 1-45 2-5 1-11 1-11 11 0 6 6 6 9 6 4 0 10 0 15 1-3 12-7 27-10 40-8 32-17 64-25 97-5 20-5 24-5 32 0 44 34 56 60 56 64 0 100-56 100-102 0-44-32-58-61-58-17 0-31 6-39 11 7-28 14-56 21-84zM61 232c-14 0-25-7-25-29 0-11 3-23 6-34 3-13 9-37 12-48 1-6 21-24 43-24s23 19 23 27c0 18-12 61-17 74-12 28-32 34-42 34z">
              <text:p/>
            </draw:path>
            <draw:path draw:style-name="gr16" draw:text-style-name="P6" draw:layer="layout" svg:width="0.232cm" svg:height="0.082cm" svg:x="14.075cm" svg:y="2.398cm" svg:viewBox="0 0 233 83" svg:d="M221 15c6 0 12-1 12-8s-6-7-11-7c-70 0-141 0-211 0-5 0-11 0-11 7s6 8 11 8c70 0 140 0 210 0zM222 83c5 0 11 0 11-7 0-8-6-8-12-8-70 0-140 0-210 0-5 0-11 0-11 8 0 7 6 7 11 7 70 0 141 0 211 0z">
              <text:p/>
            </draw:path>
            <draw:path draw:style-name="gr16" draw:text-style-name="P6" draw:layer="layout" svg:width="0.08cm" svg:height="0.349cm" svg:x="14.461cm" svg:y="2.264cm" svg:viewBox="0 0 81 350" svg:d="M81 346c0-1 0-1-6-7-44-45-55-111-55-163 0-62 13-123 56-166 5-5 5-5 5-6 0-3-1-4-3-4-4 0-36 24-56 69-18 38-22 77-22 107 0 26 3 68 23 108 21 43 51 66 55 66 2 0 3-1 3-4z">
              <text:p/>
            </draw:path>
            <draw:path draw:style-name="gr16" draw:text-style-name="P6" draw:layer="layout" svg:width="0.128cm" svg:height="0.245cm" svg:x="14.579cm" svg:y="2.284cm" svg:viewBox="0 0 129 246" svg:d="M67 4c0-1 0-4-4-4-8 0-34 3-43 3-3 1-7 1-7 7 0 5 3 5 9 5 17 0 17 2 17 6 0 2-3 14-5 21-9 38-19 76-28 115-5 17-6 23-6 34 0 33 19 55 45 55 41 0 84-52 84-102 0-32-18-56-46-56-17 0-31 10-42 21 9-35 17-70 26-105zM34 136c2-7 2-8 6-12 17-23 33-28 42-28 12 0 22 10 22 33 0 21-12 60-18 73-12 24-28 36-41 36-12 0-24-9-24-35 0-7 0-13 6-35 2-11 5-22 7-32z">
              <text:p/>
            </draw:path>
            <draw:path draw:style-name="gr16" draw:text-style-name="P6" draw:layer="layout" svg:width="0.113cm" svg:height="0.167cm" svg:x="14.726cm" svg:y="2.417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16" draw:text-style-name="P6" draw:layer="layout" svg:width="0.04cm" svg:height="0.104cm" svg:x="14.901cm" svg:y="2.489cm" svg:viewBox="0 0 41 105" svg:d="M41 37c0-23-9-37-22-37-12 0-19 9-19 19 0 9 7 18 19 18 4 0 8-1 12-4 1-1 1-1 2-1 0 2 0 0 0 5 0 26-12 47-23 58-4 4-4 5-4 6 0 2 1 4 3 4 4 0 32-27 32-68z">
              <text:p/>
            </draw:path>
            <draw:path draw:style-name="gr16" draw:text-style-name="P6" draw:layer="layout" svg:width="0.036cm" svg:height="0.036cm" svg:x="15.057cm" svg:y="2.489cm" svg:viewBox="0 0 37 37" svg:d="M37 19c0-11-8-19-18-19s-19 8-19 19c0 10 9 18 19 18s18-8 18-18z">
              <text:p/>
            </draw:path>
            <draw:path draw:style-name="gr16" draw:text-style-name="P6" draw:layer="layout" svg:width="0.037cm" svg:height="0.036cm" svg:x="15.212cm" svg:y="2.489cm" svg:viewBox="0 0 38 37" svg:d="M38 19c0-11-9-19-19-19s-19 8-19 19c0 10 9 18 19 18s19-8 19-18z">
              <text:p/>
            </draw:path>
            <draw:path draw:style-name="gr16" draw:text-style-name="P6" draw:layer="layout" svg:width="0.036cm" svg:height="0.036cm" svg:x="15.369cm" svg:y="2.489cm" svg:viewBox="0 0 37 37" svg:d="M37 19c0-11-9-19-19-19s-18 8-18 19c0 10 8 18 18 18s19-8 19-18z">
              <text:p/>
            </draw:path>
            <draw:path draw:style-name="gr16" draw:text-style-name="P6" draw:layer="layout" svg:width="0.04cm" svg:height="0.104cm" svg:x="15.525cm" svg:y="2.489cm" svg:viewBox="0 0 41 105" svg:d="M41 37c0-23-9-37-23-37-11 0-18 9-18 19 0 9 7 18 18 18 5 0 9-1 13-4 1-1 1-1 1-1 1 0 1 0 1 5 0 26-12 47-24 58-4 4-4 5-4 6 0 2 2 4 4 4 4 0 32-27 32-68z">
              <text:p/>
            </draw:path>
            <draw:path draw:style-name="gr16" draw:text-style-name="P6" draw:layer="layout" svg:width="0.129cm" svg:height="0.245cm" svg:x="15.667cm" svg:y="2.284cm" svg:viewBox="0 0 130 246" svg:d="M68 4c0-1 0-4-5-4-8 0-34 3-43 3-3 1-6 1-6 7 0 5 3 5 8 5 17 0 18 2 18 6 0 2-4 14-5 21-10 38-19 76-29 115-4 17-6 23-6 34 0 33 19 55 45 55 41 0 85-52 85-102 0-32-19-56-47-56-16 0-31 10-41 21 9-35 17-70 26-105zM35 136c2-7 2-8 5-12 17-23 33-28 42-28 13 0 22 10 22 33 0 21-11 60-18 73-11 24-27 36-41 36-12 0-24-9-24-35 0-7 0-13 6-35 3-11 5-22 8-32z">
              <text:p/>
            </draw:path>
            <draw:path draw:style-name="gr16" draw:text-style-name="P6" draw:layer="layout" svg:width="0.126cm" svg:height="0.107cm" svg:x="15.819cm" svg:y="2.471cm" svg:viewBox="0 0 127 108" svg:d="M44 7c1-1 1-3 1-4-1-1 0-3-4-3-5 0-14 1-16 1-5 0-9 0-14 1-4 0-7 0-7 6 0 3 4 3 7 3 11 0 11 2 11 4 0 1-1 6-2 9-4 17-8 33-12 50-6 24-8 29-8 30 0 4 4 4 5 4s3 0 4 0c22-4 53-15 80-39 33-29 38-61 38-62 0-4-4-7-8-7-9 0-11 6-13 13-10 35-43 73-85 85 8-31 15-61 23-91z">
              <text:p/>
            </draw:path>
            <draw:path draw:style-name="gr16" draw:text-style-name="P6" draw:layer="layout" svg:width="0.166cm" svg:height="0.011cm" svg:x="15.985cm" svg:y="2.511cm" svg:viewBox="0 0 167 12" svg:d="M157 12c4 0 10 0 10-6s-6-6-10-6c-49 0-98 0-147 0-4 0-10 0-10 6s6 6 10 6c49 0 98 0 147 0z">
              <text:p/>
            </draw:path>
            <draw:path draw:style-name="gr16" draw:text-style-name="P6" draw:layer="layout" svg:width="0.089cm" svg:height="0.162cm" svg:x="16.205cm" svg:y="2.417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16" draw:text-style-name="P6" draw:layer="layout" svg:width="0.081cm" svg:height="0.349cm" svg:x="16.356cm" svg:y="2.264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16" draw:text-style-name="P6" draw:layer="layout" svg:width="0.036cm" svg:height="0.15cm" svg:x="16.601cm" svg:y="2.376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30" draw:text-style-name="P4" draw:layer="layout" svg:width="2.737cm" svg:height="0.395cm" svg:x="16.906cm" svg:y="2.204cm">
          <draw:text-box>
            <text:p><text:span text:style-name="T2">outer symbol size</text:span></text:p>
          </draw:text-box>
        </draw:frame>
      </draw:page>
      <draw:page draw:name="page2" draw:style-name="dp1" draw:master-page-name="Default">
        <draw:frame draw:style-name="gr4" draw:text-style-name="P3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4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5" draw:text-style-name="P8" draw:layer="layout" svg:width="1.763cm" svg:height="0.395cm" svg:x="1.203cm" svg:y="1.203cm">
          <draw:text-box>
            <text:p text:style-name="P7"><text:span text:style-name="T2">DNA-Aeon</text:span></text:p>
          </draw:text-box>
        </draw:frame>
        <draw:frame draw:style-name="gr5" draw:text-style-name="P4" draw:layer="layout" svg:width="4.527cm" svg:height="0.395cm" svg:x="1.503cm" svg:y="2.604cm">
          <draw:text-box>
            <text:p><text:span text:style-name="T2">Generation of data sequence</text:span></text:p>
          </draw:text-box>
        </draw:frame>
        <draw:frame draw:style-name="gr5" draw:text-style-name="P4" draw:layer="layout" svg:width="3.241cm" svg:height="0.789cm" svg:x="1.807cm" svg:y="3.005cm">
          <draw:text-box>
            <text:p><text:span text:style-name="T2">* read from file ?</text:span></text:p>
            <text:p><text:span text:style-name="T2">* random sequence?</text:span></text:p>
          </draw:text-box>
        </draw:frame>
        <draw:frame draw:style-name="gr5" draw:text-style-name="P4" draw:layer="layout" svg:width="3.262cm" svg:height="0.395cm" svg:x="1.507cm" svg:y="4.205cm">
          <draw:text-box>
            <text:p><text:span text:style-name="T2">Outer code encoding</text:span></text:p>
          </draw:text-box>
        </draw:frame>
        <draw:frame draw:style-name="gr5" draw:text-style-name="P4" draw:layer="layout" svg:width="2.013cm" svg:height="0.395cm" svg:x="1.809cm" svg:y="4.606cm">
          <draw:text-box>
            <text:p><text:span text:style-name="T2">* raptor code</text:span></text:p>
          </draw:text-box>
        </draw:frame>
        <draw:frame draw:style-name="gr5" draw:text-style-name="P4" draw:layer="layout" svg:width="3.181cm" svg:height="0.395cm" svg:x="1.507cm" svg:y="5.406cm">
          <draw:text-box>
            <text:p><text:span text:style-name="T2">Inner code encoding</text:span></text:p>
          </draw:text-box>
        </draw:frame>
        <draw:frame draw:style-name="gr5" draw:text-style-name="P4" draw:layer="layout" svg:width="3.774cm" svg:height="0.395cm" svg:x="1.809cm" svg:y="5.807cm">
          <draw:text-box>
            <text:p><text:span text:style-name="T2">* arithmetic code + CRC</text:span></text:p>
          </draw:text-box>
        </draw:frame>
        <draw:frame draw:style-name="gr5" draw:text-style-name="P4" draw:layer="layout" svg:width="3.101cm" svg:height="0.395cm" svg:x="5.108cm" svg:y="6.607cm">
          <draw:text-box>
            <text:p><text:span text:style-name="T2">DNA channel model</text:span></text:p>
          </draw:text-box>
        </draw:frame>
        <draw:frame draw:style-name="gr5" draw:text-style-name="P4" draw:layer="layout" svg:width="3.262cm" svg:height="0.395cm" svg:x="7.107cm" svg:y="4.206cm">
          <draw:text-box>
            <text:p><text:span text:style-name="T2">Outer code encoding</text:span></text:p>
          </draw:text-box>
        </draw:frame>
        <draw:frame draw:style-name="gr5" draw:text-style-name="P4" draw:layer="layout" svg:width="3.071cm" svg:height="0.395cm" svg:x="7.409cm" svg:y="4.607cm">
          <draw:text-box>
            <text:p><text:span text:style-name="T2">* erasure correction</text:span></text:p>
          </draw:text-box>
        </draw:frame>
        <draw:frame draw:style-name="gr5" draw:text-style-name="P4" draw:layer="layout" svg:width="3.181cm" svg:height="0.395cm" svg:x="7.107cm" svg:y="5.407cm">
          <draw:text-box>
            <text:p><text:span text:style-name="T2">Inner code decoding</text:span></text:p>
          </draw:text-box>
        </draw:frame>
        <draw:frame draw:style-name="gr5" draw:text-style-name="P4" draw:layer="layout" svg:width="1.488cm" svg:height="0.395cm" svg:x="7.409cm" svg:y="5.808cm">
          <draw:text-box>
            <text:p><text:span text:style-name="T2">* search?</text:span></text:p>
          </draw:text-box>
        </draw:frame>
        <draw:custom-shape draw:style-name="gr31" draw:text-style-name="P5" draw:layer="layout" svg:width="4.8cm" svg:height="1.2cm" svg:x="1.4cm" svg:y="2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4.8cm" svg:height="0.8cm" svg:x="1.4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4.8cm" svg:height="0.8cm" svg:x="1.4cm" svg:y="5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0.4cm" svg:height="0.4cm" svg:x="1.4cm" svg:y="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4.8cm" svg:height="0.8cm" svg:x="7cm" svg:y="5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4.8cm" svg:height="0.8cm" svg:x="7cm" svg:y="4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4.8cm" svg:height="1.2cm" svg:x="7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48cm" svg:height="0.395cm" svg:x="7.107cm" svg:y="3.007cm">
          <draw:text-box>
            <text:p><text:span text:style-name="T2">Readout sequence</text:span></text:p>
          </draw:text-box>
        </draw:frame>
        <draw:line draw:style-name="gr34" draw:text-style-name="P5" draw:layer="layout" svg:x1="3.8cm" svg:y1="3.8cm" svg:x2="3.8cm" svg:y2="4.2cm">
          <text:p/>
        </draw:line>
        <draw:line draw:style-name="gr34" draw:text-style-name="P5" draw:layer="layout" svg:x1="3.8cm" svg:y1="5cm" svg:x2="3.8cm" svg:y2="5.4cm">
          <text:p/>
        </draw:line>
        <draw:line draw:style-name="gr34" draw:text-style-name="P5" draw:layer="layout" svg:x1="3.8cm" svg:y1="6.2cm" svg:x2="3.8cm" svg:y2="6.6cm">
          <text:p/>
        </draw:line>
        <draw:line draw:style-name="gr34" draw:text-style-name="P5" draw:layer="layout" svg:x1="9.4cm" svg:y1="4.2cm" svg:x2="9.4cm" svg:y2="3.8cm">
          <text:p/>
        </draw:line>
        <draw:line draw:style-name="gr34" draw:text-style-name="P5" draw:layer="layout" svg:x1="9.4cm" svg:y1="5.401cm" svg:x2="9.4cm" svg:y2="5.001cm">
          <text:p/>
        </draw:line>
        <draw:line draw:style-name="gr34" draw:text-style-name="P5" draw:layer="layout" svg:x1="9.4cm" svg:y1="6.602cm" svg:x2="9.4cm" svg:y2="6.202cm">
          <text:p/>
        </draw:line>
        <draw:line draw:style-name="gr35" draw:text-style-name="P5" draw:layer="layout" svg:x1="6.2cm" svg:y1="3.2cm" svg:x2="7cm" svg:y2="3.2cm">
          <text:p/>
        </draw:line>
        <draw:frame draw:style-name="gr5" draw:text-style-name="P4" draw:layer="layout" svg:width="2.872cm" svg:height="0.395cm" svg:x="5.107cm" svg:y="2.008cm">
          <draw:text-box>
            <text:p><text:span text:style-name="T2">evaluate error rate</text:span></text:p>
          </draw:text-box>
        </draw:frame>
        <draw:line draw:style-name="gr13" draw:text-style-name="P5" draw:layer="layout" svg:x1="6.6cm" svg:y1="2.4cm" svg:x2="6.6cm" svg:y2="3.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9-26T07:46:49.611946167</dc:date>
    <meta:editing-duration>P12DT4H25M52S</meta:editing-duration>
    <meta:editing-cycles>631</meta:editing-cycles>
    <meta:generator>LibreOffice/7.5.3.2$MacOSX_X86_64 LibreOffice_project/9f56dff12ba03b9acd7730a5a481eea045e468f3</meta:generator>
    <meta:document-statistic meta:object-count="258"/>
  </office:meta>
</office:document-meta>
</file>